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8">
      <style:paragraph-properties fo:margin-left="0cm" fo:margin-right="0cm" fo:text-indent="0cm" style:auto-text-indent="fals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h text:style-name="Heading_20_2" text:outline-level="2"><text:span text:style-name="Strong_20_Emphasis">📁 3.3 - Convertir Comandos en Scripts</text:span></text:h>
        <text:h text:style-name="P5" text:outline-level="3">Introducción</text:h>
        <text:p text:style-name="P13">Un script en Linux es un archivo que contiene una serie de comandos que se ejecutan automáticamente. Escribir scripts permite automatizar tareas repetitivas, ahorrando tiempo y reduciendo errores humanos.</text:p>
        <text:h text:style-name="P5" text:outline-level="3">Conceptos Clave</text:h>
        <text:list text:style-name="L8">
          <text:list-item>
            <text:p text:style-name="P22"><text:span text:style-name="Strong_20_Emphasis">Shell Scripting </text:span>: Escribir secuencias de comandos usando lenguajes como Bash.</text:p>
          </text:list-item>
          <text:list-item>
            <text:p text:style-name="P22"><text:span text:style-name="Strong_20_Emphasis">Shebang (</text:span><text:span text:style-name="Strong_20_Emphasis"><text:span text:style-name="Source_20_Text">#!/bin/bash</text:span></text:span><text:span text:style-name="Strong_20_Emphasis">) </text:span>: Indica al sistema qué intérprete usar.</text:p>
          </text:list-item>
          <text:list-item>
            <text:p text:style-name="P22"><text:span text:style-name="Strong_20_Emphasis">Variables </text:span>: Almacenar y manipular valores.</text:p>
          </text:list-item>
          <text:list-item>
            <text:p text:style-name="P22"><text:span text:style-name="Strong_20_Emphasis">Estructuras de control </text:span>: <text:span text:style-name="Source_20_Text">if</text:span>, <text:span text:style-name="Source_20_Text">for</text:span>, <text:span text:style-name="Source_20_Text">while</text:span>, <text:span text:style-name="Source_20_Text">case</text:span>.</text:p>
          </text:list-item>
          <text:list-item>
            <text:p text:style-name="P22"><text:span text:style-name="Strong_20_Emphasis">Funciones </text:span>: Agrupar bloques de código reutilizables.</text:p>
          </text:list-item>
          <text:list-item>
            <text:p text:style-name="P23"><text:span text:style-name="Strong_20_Emphasis">Permisos de ejecución </text:span>: <text:span text:style-name="Source_20_Text">chmod +x script.sh</text:span>.</text:p>
          </text:list-item>
        </text:list>
        <text:h text:style-name="P5" text:outline-level="3">Ejemplo Básico</text:h>
        <text:p text:style-name="P14"/>
        <text:section text:style-name="Sect1" text:name="code-textarea-68ca3c21-0b8d-454b-8e3b-0dfc933c8822-39">
          <text:p text:style-name="P14">#!/bin/bash</text:p>
          <text:p text:style-name="P14"># Saludar al usuario actual</text:p>
          <text:p text:style-name="P14"/>
          <text:p text:style-name="P14">echo "Bienvenido, $(whoami)"</text:p>
          <text:p text:style-name="P14">echo "Hoy es $(date)"</text:p>
          <text:p text:style-name="P14"/>
          <text:p text:style-name="P14"># Verificar si existe un directorio</text:p>
          <text:p text:style-name="P14">if [ -d "/tmp/test" ]; then</text:p>
          <text:p text:style-name="P14">echo "El directorio /tmp/test existe."</text:p>
          <text:p text:style-name="P14">else</text:p>
          <text:p text:style-name="P14">echo "El directorio /tmp/test no existe."</text:p>
          <text:p text:style-name="P14">fi</text:p>
        </text:section>
        <text:section text:style-name="Sect1" text:name="plt-canvas-68ca3c21-0b8d-454b-8e3b-0dfc933c8822-39">
          <text:p text:style-name="P14"/>
        </text:section>
        <text:h text:style-name="P5" text:outline-level="3">Recursos Adicionales</text:h>
        <text:list text:style-name="L9">
          <text:list-item>
            <text:p text:style-name="P24"><text:a xlink:type="simple" xlink:href="https://www.gnu.org/software/bash/manual/" office:target-frame-name="_blank" xlink:show="new" text:style-name="Internet_20_link" text:visited-style-name="Visited_20_Internet_20_Link">Bash Reference Manual</text:a></text:p>
          </text:list-item>
          <text:list-item>
            <text:p text:style-name="P24"><text:a xlink:type="simple" xlink:href="https://en.wikipedia.org/wiki/Shell_script?spm=a2ty_o01.29997173.0.0.2665c921qF8QZ5" office:target-frame-name="_blank" xlink:show="new" text:style-name="Internet_20_link" text:visited-style-name="Visited_20_Internet_20_Link">Wikipedia - Shell Script</text:a></text:p>
          </text:list-item>
          <text:list-item>
            <text:p text:style-name="P24"><text:a xlink:type="simple" xlink:href="http://tldp.org/HOWTO/Bash-Prog-Intro-HOWTO.html" office:target-frame-name="_blank" xlink:show="new" text:style-name="Internet_20_link" text:visited-style-name="Visited_20_Internet_20_Link">The Linux Documentation Project - Bash Guide</text:a></text:p>
          </text:list-item>
          <text:list-item>
            <text:p text:style-name="P24"><text:a xlink:type="simple" xlink:href="https://www.shellcheck.net/" office:target-frame-name="_blank" xlink:show="new" text:style-name="Internet_20_link" text:visited-style-name="Visited_20_Internet_20_Link">ShellCheck.net </text:a>– Validador de scripts Bash</text:p>
          </text:list-item>
          <text:list-item>
            <text:p text:style-name="P25"><text:a xlink:type="simple" xlink:href="https://bash.academy/" office:target-frame-name="_blank" xlink:show="new" text:style-name="Internet_20_link" text:visited-style-name="Visited_20_Internet_20_Link">Bash Academy </text:a>– Tutoriales interactivos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33:30.324157705</dc:date>
    <meta:editing-duration>PT1H50M8S</meta:editing-duration>
    <meta:editing-cycles>11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30" meta:word-count="177" meta:character-count="1118" meta:non-whitespace-character-count="979"/>
  </office:meta>
</office:document-meta>
</file>